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3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4" style:family="table-cell" style:parent-style-name="Default">
      <style:table-cell-properties fo:border="0.06pt solid #000000"/>
      <style:text-properties style:text-position=""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47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language="en" fo:country="GB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5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6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77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7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60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ce60"/>
        <table:table-column table:style-name="co12" table:number-columns-repeated="248" table:default-cell-style-name="ce60"/>
        <table:table-column table:style-name="co12" table:default-cell-style-name="Default"/>
        <table:table-row table:style-name="ro7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style-name="ce60"/>
          <table:covered-table-cell/>
          <table:table-cell table:number-columns-repeated="249"/>
        </table:table-row>
        <table:table-row table:style-name="ro7" table:number-rows-repeated="3">
          <table:table-cell table:style-name="ce61"/>
          <table:table-cell table:number-columns-repeated="2"/>
          <table:table-cell table:style-name="ce61" table:number-columns-repeated="3"/>
          <table:table-cell table:number-columns-repeated="250"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number-columns-repeated="250"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number-columns-repeated="250"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number-columns-repeated="250"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4"/>
          <table:table-cell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/>
          <table:table-cell table:style-name="ce63" table:number-columns-repeated="247"/>
          <table:table-cell/>
        </table:table-row>
        <table:table-row table:style-name="ro15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15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15">
          <table:table-cell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7" table:number-rows-repeated="4">
          <table:table-cell table:number-columns-repeated="6"/>
          <table:table-cell table:style-name="Default"/>
          <table:table-cell table:number-columns-repeated="249"/>
        </table:table-row>
        <table:table-row table:style-name="ro18" table:number-rows-repeated="11">
          <table:table-cell/>
          <table:table-cell table:style-name="ce60" table:number-columns-repeated="2"/>
          <table:table-cell table:style-name="ce91"/>
          <table:table-cell table:style-name="ce60" table:number-columns-repeated="2"/>
          <table:table-cell table:number-columns-repeated="250"/>
        </table:table-row>
        <table:table-row table:style-name="ro12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2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63"/>
        <table:table-column table:style-name="co8" table:number-columns-repeated="1015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 table:number-columns-repeated="2"/>
          <table:table-cell table:style-name="ce165" table:number-columns-repeated="4"/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20"/>
          <table:table-cell table:style-name="ce110"/>
          <table:table-cell table:style-name="ce156"/>
          <table:table-cell table:style-name="ce164"/>
          <table:table-cell table:style-name="ce165" office:value-type="string">
            <text:p>Passed</text:p>
          </table:table-cell>
          <table:table-cell table:style-name="ce165" table:formula="of:=COUNTIF([.L$7:.L$721];[.$K2])" office:value-type="float" office:value="0">
            <text:p>0</text:p>
          </table:table-cell>
          <table:table-cell table:style-name="ce165" table:formula="of:=COUNTIF([.M$7:.M$721];[.$K2])" office:value-type="float" office:value="0">
            <text:p>0</text:p>
          </table:table-cell>
          <table:table-cell table:style-name="ce165" table:formula="of:=COUNTIF([.N$7:.N$721];[.$K2])" office:value-type="float" office:value="0">
            <text:p>0</text:p>
          </table:table-cell>
          <table:table-cell table:style-name="ce165" table:formula="of:=COUNTIF([.O$7:.O$721];[.$K2])" office:value-type="float" office:value="0">
            <text:p>0</text:p>
          </table:table-cell>
          <table:table-cell table:style-name="ce173" table:number-columns-repeated="5"/>
          <table:table-cell table:number-columns-repeated="1004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0"/>
          <table:table-cell table:style-name="ce110"/>
          <table:table-cell table:style-name="ce156"/>
          <table:table-cell table:style-name="ce165"/>
          <table:table-cell table:style-name="ce165" office:value-type="string">
            <text:p>Failed</text:p>
          </table:table-cell>
          <table:table-cell table:style-name="ce165" table:formula="of:=COUNTIF([.L$7:.L$721];[.$K3])" office:value-type="float" office:value="0">
            <text:p>0</text:p>
          </table:table-cell>
          <table:table-cell table:style-name="ce165" table:formula="of:=COUNTIF([.M$7:.M$721];[.$K3])" office:value-type="float" office:value="0">
            <text:p>0</text:p>
          </table:table-cell>
          <table:table-cell table:style-name="ce165" table:formula="of:=COUNTIF([.N$7:.N$721];[.$K3])" office:value-type="float" office:value="0">
            <text:p>0</text:p>
          </table:table-cell>
          <table:table-cell table:style-name="ce165" table:formula="of:=COUNTIF([.O$7:.O$721];[.$K3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0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5" table:number-columns-spanned="3" table:number-rows-spanned="1"/>
          <table:covered-table-cell table:style-name="ce119"/>
          <table:covered-table-cell table:style-name="ce124"/>
          <table:table-cell/>
          <table:table-cell table:style-name="ce120"/>
          <table:table-cell table:style-name="ce153"/>
          <table:table-cell table:style-name="ce157"/>
          <table:table-cell table:style-name="ce165"/>
          <table:table-cell table:style-name="ce165" office:value-type="string">
            <text:p>Blocked</text:p>
          </table:table-cell>
          <table:table-cell table:style-name="ce165" table:formula="of:=COUNTIF([.L$7:.L$721];[.$K4])" office:value-type="float" office:value="0">
            <text:p>0</text:p>
          </table:table-cell>
          <table:table-cell table:style-name="ce165" table:formula="of:=COUNTIF([.M$7:.M$721];[.$K4])" office:value-type="float" office:value="0">
            <text:p>0</text:p>
          </table:table-cell>
          <table:table-cell table:style-name="ce165" table:formula="of:=COUNTIF([.N$7:.N$721];[.$K4])" office:value-type="float" office:value="0">
            <text:p>0</text:p>
          </table:table-cell>
          <table:table-cell table:style-name="ce165" table:formula="of:=COUNTIF([.O$7:.O$721];[.$K4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6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20"/>
          <table:table-cell/>
          <table:table-cell table:style-name="ce120"/>
          <table:table-cell table:style-name="ce153"/>
          <table:table-cell table:style-name="ce158"/>
          <table:table-cell table:style-name="ce165"/>
          <table:table-cell table:style-name="ce169" office:value-type="string">
            <text:p>N/A</text:p>
          </table:table-cell>
          <table:table-cell table:style-name="ce165" table:formula="of:=COUNTIF([.L$7:.L$721];[.$K5])" office:value-type="float" office:value="0">
            <text:p>0</text:p>
          </table:table-cell>
          <table:table-cell table:style-name="ce165" table:formula="of:=COUNTIF([.M$7:.M$721];[.$K5])" office:value-type="float" office:value="0">
            <text:p>0</text:p>
          </table:table-cell>
          <table:table-cell table:style-name="ce165" table:formula="of:=COUNTIF([.N$7:.N$721];[.$K5])" office:value-type="float" office:value="0">
            <text:p>0</text:p>
          </table:table-cell>
          <table:table-cell table:style-name="ce165" table:formula="of:=COUNTIF([.O$7:.O$721];[.$K5])" office:value-type="float" office:value="0">
            <text:p>0</text:p>
          </table:table-cell>
          <table:table-cell table:style-name="ce174" table:number-columns-repeated="2"/>
          <table:table-cell table:style-name="ce175"/>
          <table:table-cell table:style-name="ce173" table:number-columns-repeated="2"/>
          <table:table-cell table:number-columns-repeated="1004"/>
        </table:table-row>
        <table:table-row table:style-name="ro15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office:value-type="string">
            <text:p>Tester</text:p>
          </table:table-cell>
          <table:table-cell table:style-name="ce112" office:value-type="string">
            <text:p>HTC</text:p>
          </table:table-cell>
          <table:table-cell table:style-name="ce112" office:value-type="string">
            <text:p>SamsungGalaxy</text:p>
          </table:table-cell>
          <table:table-cell table:style-name="ce112" office:value-type="string">
            <text:p>Comment/Bug</text:p>
          </table:table-cell>
          <table:table-cell table:style-name="ce112" table:number-columns-repeated="3"/>
          <table:table-cell table:style-name="ce176" table:number-columns-repeated="3"/>
          <table:table-cell table:number-columns-repeated="1004"/>
        </table:table-row>
        <table:table-row table:style-name="ro22">
          <table:table-cell table:style-name="ce106" office:value-type="float" office:value="1">
            <text:p>001</text:p>
          </table:table-cell>
          <table:table-cell table:style-name="ce113" office:value-type="string">
            <text:p>SNF_ADR_LGN_01</text:p>
          </table:table-cell>
          <table:table-cell table:style-name="ce117" office:value-type="float" office:value="1">
            <text:p>001</text:p>
          </table:table-cell>
          <table:table-cell table:style-name="ce121" office:value-type="string">
            <text:p>Mobile/Android/Login/Authenticate Valid</text:p>
          </table:table-cell>
          <table:table-cell table:style-name="ce125" office:value-type="string">
            <text:p>Sign in an eXo server with valid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13" office:value-type="string">
            <text:p>SNF_ADR_LGN_02</text:p>
          </table:table-cell>
          <table:table-cell table:style-name="ce118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1" office:value-type="string">
            <text:p>Mobile/Android/Login/Invalid User Name</text:p>
          </table:table-cell>
          <table:table-cell table:style-name="ce125" office:value-type="string">
            <text:p>Sign in an eXo server with invalid user name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13" office:value-type="string">
            <text:p>SNF_ADR_LGN_03</text:p>
          </table:table-cell>
          <table:table-cell table:style-name="ce118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21" office:value-type="string">
            <text:p>Mobile/Android/Login/Invalid Password</text:p>
          </table:table-cell>
          <table:table-cell table:style-name="ce125" office:value-type="string">
            <text:p>Sign in an eXo server with invalid 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13" office:value-type="string">
            <text:p>SNF_ADR_LGN_04</text:p>
          </table:table-cell>
          <table:table-cell table:style-name="ce118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blank user/password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54" office:value-type="string">
            <text:p>- The Application shows the loader then an error message is displayed 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13" office:value-type="string">
            <text:p>SNF_ADR_LGN_05</text:p>
          </table:table-cell>
          <table:table-cell table:style-name="ce118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22" office:value-type="string">
            <text:p>Mobile/Android/Login/Invalid password</text:p>
          </table:table-cell>
          <table:table-cell table:style-name="ce125" office:value-type="string">
            <text:p>Sign in an eXo server with another account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54" office:value-type="string">
            <text:p>- The application shows a loader then the Home is displayed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13" office:value-type="string">
            <text:p>SNF_ADR_LGN_06</text:p>
          </table:table-cell>
          <table:table-cell table:style-name="ce118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23" office:value-type="string">
            <text:p>Mobile/Android/Login/No Connection</text:p>
          </table:table-cell>
          <table:table-cell table:style-name="ce125" office:value-type="string">
            <text:p>Sign in an eXo server when no network connection</text:p>
          </table:table-cell>
          <table:table-cell table:style-name="ce134" office:value-type="string">
            <text:p>Step 1: Sign In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4" office:value-type="string">
            <text:p>Alert message is displayed notice that can not reach the internet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13" office:value-type="string">
            <text:p>SNF_ADR_LGN_07</text:p>
          </table:table-cell>
          <table:table-cell table:style-name="ce118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21" office:value-type="string">
            <text:p>Mobile/Android/Logout</text:p>
          </table:table-cell>
          <table:table-cell table:style-name="ce125" office:value-type="string">
            <text:p>Logout of the Home page with Logout button</text:p>
          </table:table-cell>
          <table:table-cell table:style-name="ce134" office:value-type="string">
            <text:p>Step 1: Sign out</text:p>
          </table:table-cell>
          <table:table-cell table:style-name="ce13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54" office:value-type="string">
            <text:p>- Back to Login scre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13" office:value-type="string">
            <text:p>SNF_ADR_LGO_08</text:p>
          </table:table-cell>
          <table:table-cell table:style-name="ce118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22" office:value-type="string">
            <text:p>Mobile/Android/Logout</text:p>
          </table:table-cell>
          <table:table-cell table:style-name="ce125" office:value-type="string">
            <text:p>Logout of the Home page with Back button</text:p>
          </table:table-cell>
          <table:table-cell table:style-name="ce135" office:value-type="string">
            <text:p>Step 1: Sign out</text:p>
          </table:table-cell>
          <table:table-cell table:style-name="ce136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54" office:value-type="string">
            <text:p>- Back to Login scree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13" office:value-type="string">
            <text:p>SNF_ADR_LGO_09</text:p>
          </table:table-cell>
          <table:table-cell table:style-name="ce118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22" office:value-type="string">
            <text:p>Mobile/Android/Login/Rotate Devices</text:p>
          </table:table-cell>
          <table:table-cell table:style-name="ce126" office:value-type="string">
            <text:p>Rotate devices while signing in eXo server</text:p>
          </table:table-cell>
          <table:table-cell table:style-name="ce134" office:value-type="string">
            <text:p>Step 1: Rotate devices</text:p>
          </table:table-cell>
          <table:table-cell table:style-name="ce13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4" office:value-type="string">
            <text:p>- Screen will be automatically rotate in the corresponding direct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113" office:value-type="string">
            <text:p>SNF_ADR_SET_10</text:p>
          </table:table-cell>
          <table:table-cell table:style-name="ce118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21" office:value-type="string">
            <text:p>Mobile/Android/Setting</text:p>
          </table:table-cell>
          <table:table-cell table:style-name="ce125" office:value-type="string">
            <text:p>Display Setting screen</text:p>
          </table:table-cell>
          <table:table-cell table:style-name="ce136" office:value-type="string">
            <text:p>Step 1: Start the application</text:p>
          </table:table-cell>
          <table:table-cell table:style-name="ce136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55" office:value-type="string">
            <text:p>The application shows its settings. There is the possibility to change the language and change the server list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13" office:value-type="string">
            <text:p>SNF_ADR_SET_11</text:p>
          </table:table-cell>
          <table:table-cell table:style-name="ce118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21" office:value-type="string">
            <text:p>Mobile/Android/Server List/Change Server</text:p>
          </table:table-cell>
          <table:table-cell table:style-name="ce125" office:value-type="string">
            <text:p>Change server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6" office:value-type="string">
            <text:p>The selected server on the previous screen is displayed with a small indicator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13" office:value-type="string">
            <text:p>SNF_ADR_SET_12</text:p>
          </table:table-cell>
          <table:table-cell table:style-name="ce118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21" office:value-type="string">
            <text:p>Mobile/Android/Server List/Modify</text:p>
          </table:table-cell>
          <table:table-cell table:style-name="ce125" office:value-type="string">
            <text:p>Try to modify the selected server after being authenticate</text:p>
          </table:table-cell>
          <table:table-cell table:style-name="ce134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6" office:value-type="string">
            <text:p>The selected server don't change. (because the user is already authenticate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13" office:value-type="string">
            <text:p>SNF_ADR_SET_13</text:p>
          </table:table-cell>
          <table:table-cell table:style-name="ce118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23" office:value-type="string">
            <text:p>Mobile/Android/Server List/Delete </text:p>
          </table:table-cell>
          <table:table-cell table:style-name="ce125" office:value-type="string">
            <text:p>Try to delete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6" office:value-type="string">
            <text:p>The selected server can't be deleted</text:p>
            <text:p>(It should alert message)</text:p>
          </table:table-cell>
          <table:table-cell table:style-name="ce160" office:value-type="string">
            <text:p>High</text:p>
          </table:table-cell>
          <table:table-cell table:style-name="ce168"/>
          <table:table-cell table:style-name="ce170" office:value-type="string">
            <text:p>ha.khuat</text:p>
          </table:table-cell>
          <table:table-cell table:style-name="ce171" table:number-columns-repeated="5"/>
          <table:table-cell table:style-name="ce168"/>
          <table:table-cell table:style-name="ce178" table:number-columns-repeated="3"/>
          <table:table-cell table:style-name="ce179" table:number-columns-repeated="1004"/>
        </table:table-row>
        <table:table-row table:style-name="ro26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13" office:value-type="string">
            <text:p>SNF_ADR_SET_14</text:p>
          </table:table-cell>
          <table:table-cell table:style-name="ce118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5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13" office:value-type="string">
            <text:p>SNF_ADR_SET_15</text:p>
          </table:table-cell>
          <table:table-cell table:style-name="ce118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13" office:value-type="string">
            <text:p>SNF_ADR_SET_16</text:p>
          </table:table-cell>
          <table:table-cell table:style-name="ce118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13" office:value-type="string">
            <text:p>SNF_ADR_SET_17</text:p>
          </table:table-cell>
          <table:table-cell table:style-name="ce118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113" office:value-type="string">
            <text:p>SNF_ADR_SET_18</text:p>
          </table:table-cell>
          <table:table-cell table:style-name="ce118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13" office:value-type="string">
            <text:p>SNF_ADR_SET_19</text:p>
          </table:table-cell>
          <table:table-cell table:style-name="ce118"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2" office:value-type="string">
            <text:p>Mobile/Android/Server List/Add server</text:p>
          </table:table-cell>
          <table:table-cell table:style-name="ce127" office:value-type="string">
            <text:p>Add a server into the list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54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113" office:value-type="string">
            <text:p>SNF_ADR_SET_20</text:p>
          </table:table-cell>
          <table:table-cell table:style-name="ce118"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1" office:value-type="string">
            <text:p>Mobile/Android/Server List/Add existing Server</text:p>
          </table:table-cell>
          <table:table-cell table:style-name="ce128" office:value-type="string">
            <text:p>Add an existing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6" office:value-type="string">
            <text:p>An error message must be displayed with alert that the server is already present in the list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113" office:value-type="string">
            <text:p>SNF_ADR_SET_21</text:p>
          </table:table-cell>
          <table:table-cell table:style-name="ce118"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22" office:value-type="string">
            <text:p>Mobile/Android/Server List/Add blank Server</text:p>
          </table:table-cell>
          <table:table-cell table:style-name="ce128" office:value-type="string">
            <text:p>Add a blank server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6" office:value-type="string">
            <text:p>An error message must be displayed with alert that the server name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13" office:value-type="string">
            <text:p>SNF_ADR_SET_22</text:p>
          </table:table-cell>
          <table:table-cell table:style-name="ce118"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22" office:value-type="string">
            <text:p>Mobile/Android/Server List/Add existing URL</text:p>
          </table:table-cell>
          <table:table-cell table:style-name="ce128" office:value-type="string">
            <text:p>Add an existing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6" office:value-type="string">
            <text:p>An error message must be displayed with alert that the URL is already present in the list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13" office:value-type="string">
            <text:p>SNF_ADR_SET_23</text:p>
          </table:table-cell>
          <table:table-cell table:style-name="ce118"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22" office:value-type="string">
            <text:p>Mobile/Android/Server List/Add blank URL</text:p>
          </table:table-cell>
          <table:table-cell table:style-name="ce128" office:value-type="string">
            <text:p>Add a blank server URL</text:p>
          </table:table-cell>
          <table:table-cell table:style-name="ce134" office:value-type="string">
            <text:p>Step 1: Add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6" office:value-type="string">
            <text:p>An error message must be displayed with alert that the URL is requir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13" office:value-type="string">
            <text:p>SNF_ADR_SET_24</text:p>
          </table:table-cell>
          <table:table-cell table:style-name="ce118"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13" office:value-type="string">
            <text:p>SNF_ADR_SET_25</text:p>
          </table:table-cell>
          <table:table-cell table:style-name="ce118"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13" office:value-type="string">
            <text:p>SNF_ADR_SET_26</text:p>
          </table:table-cell>
          <table:table-cell table:style-name="ce118"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13" office:value-type="string">
            <text:p>SNF_ADR_SET_27</text:p>
          </table:table-cell>
          <table:table-cell table:style-name="ce118"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13" office:value-type="string">
            <text:p>SNF_ADR_SET_28</text:p>
          </table:table-cell>
          <table:table-cell table:style-name="ce118"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13" office:value-type="string">
            <text:p>SNF_ADR_SET_29</text:p>
          </table:table-cell>
          <table:table-cell table:style-name="ce118"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21" office:value-type="string">
            <text:p>Mobile/Android/Server List/Edit Server</text:p>
          </table:table-cell>
          <table:table-cell table:style-name="ce128" office:value-type="string">
            <text:p>Edit a server</text:p>
          </table:table-cell>
          <table:table-cell table:style-name="ce134" office:value-type="string">
            <text:p>Step 1: Edit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6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60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113" office:value-type="string">
            <text:p>SNF_ADR_SET_30</text:p>
          </table:table-cell>
          <table:table-cell table:style-name="ce118"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21" office:value-type="string">
            <text:p>Mobile/Android/Server List/Delete Server</text:p>
          </table:table-cell>
          <table:table-cell table:style-name="ce128" office:value-type="string">
            <text:p>Delete a server</text:p>
          </table:table-cell>
          <table:table-cell table:style-name="ce134" office:value-type="string">
            <text:p>Step 1: Delete server</text:p>
          </table:table-cell>
          <table:table-cell table:style-name="ce13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6" office:value-type="string">
            <text:p>Selected server is removed in server lis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113" office:value-type="string">
            <text:p>SNF_ADR_LAG_31</text:p>
          </table:table-cell>
          <table:table-cell table:style-name="ce118"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21" office:value-type="string">
            <text:p>Mobile/Android/Setting Language</text:p>
          </table:table-cell>
          <table:table-cell table:style-name="ce129" office:value-type="string">
            <text:p>Setting language</text:p>
          </table:table-cell>
          <table:table-cell table:style-name="ce137" office:value-type="string">
            <text:p>Step 1: select language</text:p>
          </table:table-cell>
          <table:table-cell table:style-name="ce136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34" office:value-type="string">
            <text:p>- All of UI control title on the application is displayed in selected language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113" office:value-type="string">
            <text:p>SNF_ADR_GUI_32</text:p>
          </table:table-cell>
          <table:table-cell table:style-name="ce118"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22" office:value-type="string">
            <text:p>Mobile/Android/User Guide</text:p>
          </table:table-cell>
          <table:table-cell table:style-name="ce128" office:value-type="string">
            <text:p>Don't view User guide</text:p>
          </table:table-cell>
          <table:table-cell table:style-name="ce134" office:value-type="string">
            <text:p>Step 1: show user guide</text:p>
          </table:table-cell>
          <table:table-cell table:style-name="ce136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36" office:value-type="string">
            <text:p>- User guide button isn't displayed.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113" office:value-type="string">
            <text:p>SNF_ADR_HOM_33</text:p>
          </table:table-cell>
          <table:table-cell table:style-name="ce118"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21" office:value-type="string">
            <text:p>Mobile/Android/Home Screen</text:p>
          </table:table-cell>
          <table:table-cell table:style-name="ce130" office:value-type="string">
            <text:p>Check Home Screen</text:p>
          </table:table-cell>
          <table:table-cell table:style-name="ce137" office:value-type="string">
            <text:p>Step 1: Access Home screen</text:p>
          </table:table-cell>
          <table:table-cell table:style-name="ce136" office:value-type="string">
            <text:p>- Start the application on mobile device</text:p>
            <text:p>- Sign in with valid user name /password</text:p>
          </table:table-cell>
          <table:table-cell table:style-name="ce134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113" office:value-type="string">
            <text:p>SNF_ADR_APP_34</text:p>
          </table:table-cell>
          <table:table-cell table:style-name="ce118"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21" office:value-type="string">
            <text:p>Mobile/Android/Application/Back</text:p>
          </table:table-cell>
          <table:table-cell table:style-name="ce130" office:value-type="string">
            <text:p>Back application that opening</text:p>
          </table:table-cell>
          <table:table-cell table:style-name="ce137" office:value-type="string">
            <text:p>Step 1: Back application</text:p>
          </table:table-cell>
          <table:table-cell table:style-name="ce136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34" office:value-type="string">
            <text:p>Selected application screen is closed and Home screen is come bac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113" office:value-type="string">
            <text:p>SNF_ADR_DAB_35</text:p>
          </table:table-cell>
          <table:table-cell table:style-name="ce118"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</text:p>
          </table:table-cell>
          <table:table-cell table:style-name="ce134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113" office:value-type="string">
            <text:p>SNF_ADR_DAB_36</text:p>
          </table:table-cell>
          <table:table-cell table:style-name="ce118"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21" office:value-type="string">
            <text:p>Mobile/Android/Dashboard/GadgetTabs/View</text:p>
          </table:table-cell>
          <table:table-cell table:style-name="ce130" office:value-type="string">
            <text:p>View Dashboard tab</text:p>
          </table:table-cell>
          <table:table-cell table:style-name="ce148" office:value-type="string">
            <text:p>Step 1: View Dashboard tabs with name includes special chars</text:p>
          </table:table-cell>
          <table:table-cell table:style-name="ce134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34" office:value-type="string">
            <text:p>- All tab names will be displayed 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113" office:value-type="string">
            <text:p>SNF_ADR_DAB_37</text:p>
          </table:table-cell>
          <table:table-cell table:style-name="ce118"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1" office:value-type="string">
            <text:p>Mobile/Android/Dashboard/GadgetTabs/Update</text:p>
          </table:table-cell>
          <table:table-cell table:style-name="ce130" office:value-type="string">
            <text:p>Update Dashboard tab</text:p>
          </table:table-cell>
          <table:table-cell table:style-name="ce137" office:value-type="string">
            <text:p>Step 1: Update Dashboard tab tabs</text:p>
          </table:table-cell>
          <table:table-cell table:style-name="ce135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</text:span><text:span text:style-name="T8">Home page and <text:s/>then touch on tab</text:span>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113" office:value-type="string">
            <text:p>SNF_ADR_DAB_38</text:p>
          </table:table-cell>
          <table:table-cell table:style-name="ce118"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1" office:value-type="string">
            <text:p>Mobile/Android/Dashboard/Add</text:p>
          </table:table-cell>
          <table:table-cell table:style-name="ce130" office:value-type="string">
            <text:p>View Gadget List </text:p>
          </table:table-cell>
          <table:table-cell table:style-name="ce149" office:value-type="string">
            <text:p>Step 1: View Gadget List</text:p>
          </table:table-cell>
          <table:table-cell table:style-name="ce135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</text:span><text:span text:style-name="T8">Home pag</text:span></text:p>
            <text:p><text:span text:style-name="T11">- Touch on Gadget tab item</text:span></text:p>
          </table:table-cell>
          <table:table-cell table:style-name="ce150" office:value-type="string">
            <text:p>- Gadget list is shown with Image, Title and Short resume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113" office:value-type="string">
            <text:p>SNF_ADR_DAB_39</text:p>
          </table:table-cell>
          <table:table-cell table:style-name="ce118"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21" office:value-type="string">
            <text:p>Mobile/Android/Dashboard/Update</text:p>
          </table:table-cell>
          <table:table-cell table:style-name="ce130" office:value-type="string">
            <text:p>Update Gadget List</text:p>
          </table:table-cell>
          <table:table-cell table:style-name="ce137" office:value-type="string">
            <text:p>Step 1: Update Gadget Lis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</text:span><text:span text:style-name="T8">Home page</text:span></text:p>
            <text:p><text:span text:style-name="T11">- Touch on Gadget tab item</text:span></text:p>
          </table:table-cell>
          <table:table-cell table:style-name="ce134" office:value-type="string">
            <text:p>- Gadget List will be updated (added or removed)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113" office:value-type="string">
            <text:p>SNF_ADR_DAB_40</text:p>
          </table:table-cell>
          <table:table-cell table:style-name="ce118"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21" office:value-type="string">
            <text:p>Mobile/Android/Dashboard/Launch</text:p>
          </table:table-cell>
          <table:table-cell table:style-name="ce130" office:value-type="string">
            <text:p>View Content of Gadget</text:p>
          </table:table-cell>
          <table:table-cell table:style-name="ce137" office:value-type="string">
            <text:p>Step 1: Gadget Content</text:p>
          </table:table-cell>
          <table:table-cell table:style-name="ce135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</text:span><text:span text:style-name="T8">Home page</text:span>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59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113" office:value-type="string">
            <text:p>SNF_ADR_DAB_41</text:p>
          </table:table-cell>
          <table:table-cell table:style-name="ce118"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23" office:value-type="string">
            <text:p>Mobile/Android/Dashboard/Update</text:p>
          </table:table-cell>
          <table:table-cell table:style-name="ce126" office:value-type="string">
            <text:p>Edit Content of Gadget</text:p>
          </table:table-cell>
          <table:table-cell table:style-name="ce149" office:value-type="string">
            <text:p>Step 1: Edit Gadget Content</text:p>
          </table:table-cell>
          <table:table-cell table:style-name="ce136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</text:span><text:span text:style-name="T11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5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113" office:value-type="string">
            <text:p>SNF_ADR_DOC_42</text:p>
          </table:table-cell>
          <table:table-cell table:style-name="ce118"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21" office:value-type="string">
            <text:p>Mobile/Android/Documents/Launch</text:p>
          </table:table-cell>
          <table:table-cell table:style-name="ce130" office:value-type="string">
            <text:p>View Documents application </text:p>
          </table:table-cell>
          <table:table-cell table:style-name="ce148" office:value-type="string">
            <text:p>Step 1: Open Documents application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</text:span><text:span text:style-name="T11">Documents application is in the loading </text:span><text:span text:style-name="T11">progress.</text:span></text:p>
            <text:p><text:span text:style-name="T11">- After loading progress finishes, the view of </text:span><text:span text:style-name="T11">document tab will show 3 tabs and </text:span><text:span text:style-name="T11">subfolder: ''Personal","General","Group" </text:span></text:p>
            <text:p><text:span text:style-name="T11">- Folder items will be showed with folder </text:span><text:span text:style-name="T11">icon.</text:span></text:p>
            <text:p><text:span text:style-name="T11">- File items will be showed with icon </text:span><text:span text:style-name="T11">suitable with file format.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7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113" office:value-type="string">
            <text:p>SNF_ADR_DOC_43</text:p>
          </table:table-cell>
          <table:table-cell table:style-name="ce118"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21" office:value-type="string">
            <text:p>Mobile/Android/Documents/Close</text:p>
          </table:table-cell>
          <table:table-cell table:style-name="ce130" office:value-type="string">
            <text:p>Close Documents application</text:p>
          </table:table-cell>
          <table:table-cell table:style-name="ce148" office:value-type="string">
            <text:p>Step 1: Closing Documents application</text:p>
          </table:table-cell>
          <table:table-cell table:style-name="ce151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4"/>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the </text:span><text:span text:style-name="T11">Documents application is in the loading </text:span><text:span text:style-name="T11">progress.</text:span></text:p>
            <text:p><text:span text:style-name="T11">- After loading progress finishes, </text:span><text:span text:style-name="T11">Documents application will be showed on </text:span><text:span text:style-name="T11">the screen with items list in user's personal </text:span><text:span text:style-name="T11">driver .</text:span></text:p>
            <text:p><text:span text:style-name="T11">- Folder items will be showed with folder </text:span><text:span text:style-name="T11">icon.</text:span></text:p>
            <text:p><text:span text:style-name="T11">- File items will be showed with icon </text:span><text:span text:style-name="T11">suitable 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113" office:value-type="string">
            <text:p>SNF_ADR_DOC_44</text:p>
          </table:table-cell>
          <table:table-cell table:style-name="ce118"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21" office:value-type="string">
            <text:p>Mobile/Android/Documents/Navigate/View</text:p>
          </table:table-cell>
          <table:table-cell table:style-name="ce130" office:value-type="string">
            <text:p>View <text:s/>Folder</text:p>
          </table:table-cell>
          <table:table-cell table:style-name="ce148" office:value-type="string">
            <text:p>Step 1: Open a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- Touch on any item with folder icon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</text:span><text:span text:style-name="T11">this folder will be showed.</text:span></text:p>
            <text:p><text:span text:style-name="T11">- Folder items will be showed with folder </text:span><text:span text:style-name="T11">icon.</text:span></text:p>
            <text:p><text:span text:style-name="T11">- File items will be showed with icon </text:span><text:span text:style-name="T11">suitable 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113" office:value-type="string">
            <text:p>SNF_ADR_DOC_45</text:p>
          </table:table-cell>
          <table:table-cell table:style-name="ce118"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21" office:value-type="string">
            <text:p>Mobile/Android/Documents/Back to Folder List</text:p>
          </table:table-cell>
          <table:table-cell table:style-name="ce130" office:value-type="string">
            <text:p>Back Folder List </text:p>
          </table:table-cell>
          <table:table-cell table:style-name="ce148" office:value-type="string">
            <text:p>Step 1: Go back to the previous 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52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</text:span><text:span text:style-name="T11">showed on the screen with items list in </text:span><text:span text:style-name="T11">user's personal driver </text:span></text:p>
            <text:p><text:span text:style-name="T11">- Folder items will be showed with folder </text:span><text:span text:style-name="T11">icon.</text:span></text:p>
            <text:p><text:span text:style-name="T11">- File items will be showed with icon </text:span><text:span text:style-name="T11">suitable with file format.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113" office:value-type="string">
            <text:p>SNF_ADR_DOC_46</text:p>
          </table:table-cell>
          <table:table-cell table:style-name="ce118"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21" office:value-type="string">
            <text:p>Mobile/Android/Documents/View Content</text:p>
          </table:table-cell>
          <table:table-cell table:style-name="ce130" office:value-type="string">
            <text:p>View a File</text:p>
          </table:table-cell>
          <table:table-cell table:style-name="ce148" office:value-type="string">
            <text:p>Step 1: Open a Fil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- Touch on any file items (such as image, document, music files...)</text:p>
          </table:table-cell>
          <table:table-cell table:style-name="ce152" office:value-type="string">
            <text:p>- The file content will be showed on the scre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7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113" office:value-type="string">
            <text:p>SNF_ADR_DOC_47</text:p>
          </table:table-cell>
          <table:table-cell table:style-name="ce118"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21" office:value-type="string">
            <text:p>Mobile/Android/Documents/Open file</text:p>
          </table:table-cell>
          <table:table-cell table:style-name="ce130" office:value-type="string">
            <text:p>Open file in compatible installed app</text:p>
          </table:table-cell>
          <table:table-cell table:style-name="ce148" office:value-type="string">
            <text:p>Step 1: Open fire in document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52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113" office:value-type="string">
            <text:p>SNF_ADR_DOC_48</text:p>
          </table:table-cell>
          <table:table-cell table:style-name="ce118"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21" office:value-type="string">
            <text:p>Mobile/Android/Documents/showing action dialog</text:p>
          </table:table-cell>
          <table:table-cell table:style-name="ce130" office:value-type="string">
            <text:p>View menu action of File/Folder</text:p>
          </table:table-cell>
          <table:table-cell table:style-name="ce148" office:value-type="string">
            <text:p>Step 1: Show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- Touch on the [Actions] button of each item to show the action dialog</text:p>
          </table:table-cell>
          <table:table-cell table:style-name="ce15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113" office:value-type="string">
            <text:p>SNF_ADR_DOC_49</text:p>
          </table:table-cell>
          <table:table-cell table:style-name="ce118"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21" office:value-type="string">
            <text:p>Mobile/Android/Documents/closing action dialog</text:p>
          </table:table-cell>
          <table:table-cell table:style-name="ce130" office:value-type="string">
            <text:p>Close menu action of File/Folder</text:p>
          </table:table-cell>
          <table:table-cell table:style-name="ce148" office:value-type="string">
            <text:p>Step 1: Closing action dialog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the actions button of each item </text:span><text:span text:style-name="T11">to show the action dialog</text:span></text:p>
            <text:p>- Touch on outside of the action popup </text:p>
          </table:table-cell>
          <table:table-cell table:style-name="ce152" office:value-type="string">
            <text:p>- The action dialog will be hidden.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113" office:value-type="string">
            <text:p>SNF_ADR_DOC_50</text:p>
          </table:table-cell>
          <table:table-cell table:style-name="ce118"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21" office:value-type="string">
            <text:p>Mobile/Android/Documents/Actions/Delete</text:p>
          </table:table-cell>
          <table:table-cell table:style-name="ce130" office:value-type="string">
            <text:p>Delete a File/Folder</text:p>
          </table:table-cell>
          <table:table-cell table:style-name="ce148" office:value-type="string">
            <text:p>Step 1: Delet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the actions button of File/Folder </text:span><text:span text:style-name="T11">that want to delete and select "delete" </text:span><text:span text:style-name="T11">action on menu</text:span></text:p>
          </table:table-cell>
          <table:table-cell table:style-name="ce152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113" office:value-type="string">
            <text:p>SNF_ADR_DOC_51</text:p>
          </table:table-cell>
          <table:table-cell table:style-name="ce118"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1" office:value-type="string">
            <text:p>Mobile/Android/Documents/Actions/Copy</text:p>
          </table:table-cell>
          <table:table-cell table:style-name="ce130" office:value-type="string">
            <text:p>Copy/Paste a File/Folder</text:p>
          </table:table-cell>
          <table:table-cell table:style-name="ce148" office:value-type="string">
            <text:p>Step 1: Copy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the [Actions] button of </text:span><text:span text:style-name="T11">File/Folder that want to delete and select </text:span><text:span text:style-name="T11">[copy] action on 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copied to the new folder</text:p>
            <text:p>- List of File/Folder will be update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113" office:value-type="string">
            <text:p>SNF_ADR_DOC_52</text:p>
          </table:table-cell>
          <table:table-cell table:style-name="ce118"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1" office:value-type="string">
            <text:p>Mobile/Android/Documents/Actions/Move</text:p>
          </table:table-cell>
          <table:table-cell table:style-name="ce130" office:value-type="string">
            <text:p>Cut/Paste a File/Folder</text:p>
          </table:table-cell>
          <table:table-cell table:style-name="ce148" office:value-type="string">
            <text:p>Step 1: Moving File/Folder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the [Actions] button of </text:span><text:span text:style-name="T11">File/Folder that want to delete and select </text:span><text:span text:style-name="T11">[cut] action on menu</text:span></text:p>
            <text:p>- then touch on [Action] button of another folder and select [Paste] action.</text:p>
          </table:table-cell>
          <table:table-cell table:style-name="ce152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4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113" office:value-type="string">
            <text:p>SNF_ADR_DOC_53</text:p>
          </table:table-cell>
          <table:table-cell table:style-name="ce118"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1" office:value-type="string">
            <text:p>Mobile/Android/Documents/Actions/Take Picture</text:p>
          </table:table-cell>
          <table:table-cell table:style-name="ce130" office:value-type="string">
            <text:p>Take a Picture and upload</text:p>
          </table:table-cell>
          <table:table-cell table:style-name="ce148" office:value-type="string">
            <text:p>Step 1: Take a picture</text:p>
          </table:table-cell>
          <table:table-cell table:style-name="ce15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</text:span><text:span text:style-name="T11">Home page</text:span></text:p>
            <text:p><text:span text:style-name="T11">- Touch on the [Actions] button of </text:span><text:span text:style-name="T11">File/Folder that want to delete and select </text:span><text:span text:style-name="T11">[take a picture] action on menu</text:span></text:p>
            <text:p>- after camera active, user touch on [capture] button then select [use] button.</text:p>
          </table:table-cell>
          <table:table-cell table:style-name="ce152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114" office:value-type="string">
            <text:p>SNF_ADR_NEW_54</text:p>
          </table:table-cell>
          <table:table-cell table:style-name="ce118"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Display Activities stream</text:p>
          </table:table-cell>
          <table:table-cell table:style-name="ce148" office:value-type="string">
            <text:p>Step 1: Go to News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</table:table-cell>
          <table:table-cell table:style-name="ce152" office:value-type="string">
            <text:p>- Activities stream is displayed with all post</text:p>
            <text:p>- 100 posts is shown as defaul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114" office:value-type="string">
            <text:p>SNF_ADR_NEW_55</text:p>
          </table:table-cell>
          <table:table-cell table:style-name="ce118"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114" office:value-type="string">
            <text:p>SNF_ADR_NEW_56</text:p>
          </table:table-cell>
          <table:table-cell table:style-name="ce118"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52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114" office:value-type="string">
            <text:p>SNF_ADR_NEW_57</text:p>
          </table:table-cell>
          <table:table-cell table:style-name="ce118"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View activity detail</text:p>
          </table:table-cell>
          <table:table-cell table:style-name="ce148" office:value-type="string">
            <text:p>Step 1: Open an activity detail</text:p>
          </table:table-cell>
          <table:table-cell table:style-name="ce150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52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114" office:value-type="string">
            <text:p>SNF_ADR_NEW_58</text:p>
          </table:table-cell>
          <table:table-cell table:style-name="ce118"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only text</text:p>
          </table:table-cell>
          <table:table-cell table:style-name="ce148" office:value-type="string">
            <text:p>Step 1: Send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Post] icon on the top-right, </text:span><text:span text:style-name="T11">input Something</text:span></text:p>
            <text:p><text:span text:style-name="T11">- Touch on [Send] button</text:span></text:p>
          </table:table-cell>
          <table:table-cell table:style-name="ce152" office:value-type="string">
            <text:p>- Back to activities stream page</text:p>
            <text:p>- This post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114" office:value-type="string">
            <text:p>SNF_ADR_NEW_59</text:p>
          </table:table-cell>
          <table:table-cell table:style-name="ce118"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Take a Photo</text:p>
          </table:table-cell>
          <table:table-cell table:style-name="ce148" office:value-type="string">
            <text:p>Step 1: Take a photo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Post] icon on the top-right, </text:span><text:span text:style-name="T11">input 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8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114" office:value-type="string">
            <text:p>SNF_ADR_NEW_60</text:p>
          </table:table-cell>
          <table:table-cell table:style-name="ce118"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Write a post with Photo from Library</text:p>
          </table:table-cell>
          <table:table-cell table:style-name="ce148" office:value-type="string">
            <text:p>Step 1: Select a photo from Library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Post] icon on the top-right, </text:span><text:span text:style-name="T11">input 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52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114" office:value-type="string">
            <text:p>SNF_ADR_NEW_61</text:p>
          </table:table-cell>
          <table:table-cell table:style-name="ce118"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Write a post with empty data</text:p>
          </table:table-cell>
          <table:table-cell table:style-name="ce148" office:value-type="string">
            <text:p>Step 1: Send a post with empty data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52" office:value-type="string">
            <text:p>- Alert message to require input tex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114" office:value-type="string">
            <text:p>SNF_ADR_NEW_62</text:p>
          </table:table-cell>
          <table:table-cell table:style-name="ce118"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post</text:p>
          </table:table-cell>
          <table:table-cell table:style-name="ce148" office:value-type="string">
            <text:p>Step 1: Cancel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Post] icon on the top-right, </text:span><text:span text:style-name="T11">input Something</text:span></text:p>
            <text:p><text:span text:style-name="T11">- Touch on [Cancel] button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114" office:value-type="string">
            <text:p>SNF_ADR_NEW_63</text:p>
          </table:table-cell>
          <table:table-cell table:style-name="ce118"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</text:p>
          </table:table-cell>
          <table:table-cell table:style-name="ce148" office:value-type="string">
            <text:p>Step 1: 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Like] icon of any post</text:span></text:p>
          </table:table-cell>
          <table:table-cell table:style-name="ce152" office:value-type="string">
            <text:p>- Number of Like is 1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114" office:value-type="string">
            <text:p>SNF_ADR_NEW_64</text:p>
          </table:table-cell>
          <table:table-cell table:style-name="ce118"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</text:p>
          </table:table-cell>
          <table:table-cell table:style-name="ce148" office:value-type="string">
            <text:p>Step 1: Unlike a pos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Like] icon of any post</text:span></text:p>
            <text:p><text:span text:style-name="T11">- After that touch on [Unlike] icon of this </text:span><text:span text:style-name="T11">post</text:span></text:p>
          </table:table-cell>
          <table:table-cell table:style-name="ce152" office:value-type="string">
            <text:p>- Number of Like is 0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114" office:value-type="string">
            <text:p>SNF_ADR_NEW_65</text:p>
          </table:table-cell>
          <table:table-cell table:style-name="ce118"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Like a post from detail screen</text:p>
          </table:table-cell>
          <table:table-cell table:style-name="ce148" office:value-type="string">
            <text:p>Step 1: 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52" office:value-type="string">
            <text:p>- Content of Post will be shown with comment and Like number (if have)</text:p>
            <text:p>- Number of Like is in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114" office:value-type="string">
            <text:p>SNF_ADR_NEW_66</text:p>
          </table:table-cell>
          <table:table-cell table:style-name="ce118"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Unlike a post <text:s/>from detail screen</text:p>
          </table:table-cell>
          <table:table-cell table:style-name="ce148" office:value-type="string">
            <text:p>Step 1: Unlike a post from detail screen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52" office:value-type="string">
            <text:p><text:span text:style-name="T11">- Content of Post will be shown with </text:span><text:span text:style-name="T11">comment and Like number (if have)</text:span></text:p>
            <text:p>- Number of Like is decreased 1 point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114" office:value-type="string">
            <text:p>SNF_ADR_NEW_67</text:p>
          </table:table-cell>
          <table:table-cell table:style-name="ce118"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omment a post with valid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52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114" office:value-type="string">
            <text:p>SNF_ADR_NEW_68</text:p>
          </table:table-cell>
          <table:table-cell table:style-name="ce118"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Comment a post with empty data</text:p>
          </table:table-cell>
          <table:table-cell table:style-name="ce148" office:value-type="string">
            <text:p>Step 1: Comment a post 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Comment] icon of any post</text:span></text:p>
            <text:p><text:span text:style-name="T11">- Do not input anything, touch on button </text:span><text:span text:style-name="T11">Send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114" office:value-type="string">
            <text:p>SNF_ADR_NEW_69</text:p>
          </table:table-cell>
          <table:table-cell table:style-name="ce118"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Cancel a comment</text:p>
          </table:table-cell>
          <table:table-cell table:style-name="ce148" office:value-type="string">
            <text:p>Step 1: Cancel comment</text:p>
          </table:table-cell>
          <table:table-cell table:style-name="ce150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</text:span><text:span text:style-name="T11">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52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114" office:value-type="string">
            <text:p>SNF_ADR_NEW_70</text:p>
          </table:table-cell>
          <table:table-cell table:style-name="ce118"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website</text:p>
          </table:table-cell>
          <table:table-cell table:style-name="ce148" office:value-type="string">
            <text:p>Step 1: Open a post <text:s/>with URL of websit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52" office:value-type="string">
            <text:p>- Redirect to website: http://google.com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114" office:value-type="string">
            <text:p>SNF_ADR_NEW_71</text:p>
          </table:table-cell>
          <table:table-cell table:style-name="ce118" table:formula="of:=IF(VALUE(MID([.F77];6;FIND(&quot;:&quot;;[.F77];1)-FIND(&quot; &quot;;[.F77];1)-1))&gt;VALUE(MID([.F76];6;FIND(&quot;:&quot;;[.F76];1)-FIND(&quot; &quot;;[.F76];1)-1));[.C76];[.C76]+1)" office:value-type="float" office:value="71">
            <text:p>071</text:p>
          </table:table-cell>
          <table:table-cell table:style-name="ce123" office:value-type="string">
            <text:p>Mobile/Android/News</text:p>
          </table:table-cell>
          <table:table-cell table:style-name="ce131" office:value-type="string">
            <text:p>Open a post with URL of image</text:p>
          </table:table-cell>
          <table:table-cell table:style-name="ce148" office:value-type="string">
            <text:p>Step 1: Open a post <text:s/>with URL of image</text:p>
          </table:table-cell>
          <table:table-cell table:style-name="ce150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52" office:value-type="string">
            <text:p>- Imag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114" office:value-type="string">
            <text:p>SNF_ADR_NEW_72</text:p>
          </table:table-cell>
          <table:table-cell table:style-name="ce118" table:formula="of:=IF(VALUE(MID([.F78];6;FIND(&quot;:&quot;;[.F78];1)-FIND(&quot; &quot;;[.F78];1)-1))&gt;VALUE(MID([.F77];6;FIND(&quot;:&quot;;[.F77];1)-FIND(&quot; &quot;;[.F77];1)-1));[.C77];[.C77]+1)" office:value-type="float" office:value="72">
            <text:p>072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Open a post with attachment</text:p>
          </table:table-cell>
          <table:table-cell table:style-name="ce148" office:value-type="string">
            <text:p>Step 1: Open a post with attachment</text:p>
          </table:table-cell>
          <table:table-cell table:style-name="ce152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</text:span><text:span text:style-name="T15">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52" office:value-type="string">
            <text:p>- Attachment file will be shown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114" office:value-type="string">
            <text:p>SNF_ADR_NEW_73</text:p>
          </table:table-cell>
          <table:table-cell table:style-name="ce118" table:formula="of:=IF(VALUE(MID([.F79];6;FIND(&quot;:&quot;;[.F79];1)-FIND(&quot; &quot;;[.F79];1)-1))&gt;VALUE(MID([.F78];6;FIND(&quot;:&quot;;[.F78];1)-FIND(&quot; &quot;;[.F78];1)-1));[.C78];[.C78]+1)" office:value-type="float" office:value="73">
            <text:p>073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Show filter navigation to filter activity type</text:p>
          </table:table-cell>
          <table:table-cell table:style-name="ce148" office:value-type="string">
            <text:p>Step 1: Go to news in applic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52" office:value-type="string">
            <text:p>- Navigation filter apear with 4 kind of activity: ''All Updates","My Spaces","My connections", "My status" <text:s/>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114" office:value-type="string">
            <text:p>SNF_ADR_NEW_74</text:p>
          </table:table-cell>
          <table:table-cell table:style-name="ce118" table:formula="of:=IF(VALUE(MID([.F80];6;FIND(&quot;:&quot;;[.F80];1)-FIND(&quot; &quot;;[.F80];1)-1))&gt;VALUE(MID([.F79];6;FIND(&quot;:&quot;;[.F79];1)-FIND(&quot; &quot;;[.F79];1)-1));[.C79];[.C79]+1)" office:value-type="float" office:value="74">
            <text:p>074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Touch to any filtler in navigation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52" office:value-type="string">
            <text:p>- Selected filter will be highlight</text:p>
            <text:p>- 100 activities belong to spaces that user is memb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114" office:value-type="string">
            <text:p>SNF_ADR_NEW_75</text:p>
          </table:table-cell>
          <table:table-cell table:style-name="ce118" table:formula="of:=IF(VALUE(MID([.F81];6;FIND(&quot;:&quot;;[.F81];1)-FIND(&quot; &quot;;[.F81];1)-1))&gt;VALUE(MID([.F80];6;FIND(&quot;:&quot;;[.F80];1)-FIND(&quot; &quot;;[.F80];1)-1));[.C80];[.C80]+1)" office:value-type="float" office:value="75">
            <text:p>075</text:p>
          </table:table-cell>
          <table:table-cell table:style-name="ce123" office:value-type="string">
            <text:p>Mobile/Android/News</text:p>
          </table:table-cell>
          <table:table-cell table:style-name="ce132" office:value-type="string">
            <text:p>List activity following selected filter</text:p>
          </table:table-cell>
          <table:table-cell table:style-name="ce148" office:value-type="string">
            <text:p>Step 1: slide the activity filter</text:p>
          </table:table-cell>
          <table:table-cell table:style-name="ce152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52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5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114" office:value-type="string">
            <text:p>SNF_ADR_NEW_76</text:p>
          </table:table-cell>
          <table:table-cell table:style-name="ce118" table:formula="of:=IF(VALUE(MID([.F82];6;FIND(&quot;:&quot;;[.F82];1)-FIND(&quot; &quot;;[.F82];1)-1))&gt;VALUE(MID([.F81];6;FIND(&quot;:&quot;;[.F81];1)-FIND(&quot; &quot;;[.F81];1)-1));[.C81];[.C81]+1)" office:value-type="float" office:value="76">
            <text:p>076</text:p>
          </table:table-cell>
          <table:table-cell table:style-name="ce123" office:value-type="string">
            <text:p>Mobile/Android/Setting</text:p>
          </table:table-cell>
          <table:table-cell table:style-name="ce132" office:value-type="string">
            <text:p>Set default selected filter will be load when starting application</text:p>
          </table:table-cell>
          <table:table-cell table:style-name="ce148" office:value-type="string">
            <text:p>Step 1: Open setting </text:p>
          </table:table-cell>
          <table:table-cell table:style-name="ce152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52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6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table:style-name="ce114" office:value-type="string">
            <text:p>SNF_ADR_HOME_77</text:p>
          </table:table-cell>
          <table:table-cell table:style-name="ce118" table:formula="of:=IF(VALUE(MID([.F83];6;FIND(&quot;:&quot;;[.F83];1)-FIND(&quot; &quot;;[.F83];1)-1))&gt;VALUE(MID([.F82];6;FIND(&quot;:&quot;;[.F82];1)-FIND(&quot; &quot;;[.F82];1)-1));[.C82];[.C82]+1)" office:value-type="float" office:value="77">
            <text:p>077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Show most recent 10 activity by timer</text:p>
          </table:table-cell>
          <table:table-cell table:style-name="ce148" office:value-type="string">
            <text:p>Step 1: Open application home <text:s/></text:p>
          </table:table-cell>
          <table:table-cell table:style-name="ce152" office:value-type="string">
            <text:p>- Start the application on mobile device</text:p>
            <text:p>- Sign In with valid User name/Password</text:p>
          </table:table-cell>
          <table:table-cell table:style-name="ce152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table:style-name="ce114" office:value-type="string">
            <text:p>SNF_ADR_HOME_78</text:p>
          </table:table-cell>
          <table:table-cell table:style-name="ce118" table:formula="of:=IF(VALUE(MID([.F84];6;FIND(&quot;:&quot;;[.F84];1)-FIND(&quot; &quot;;[.F84];1)-1))&gt;VALUE(MID([.F83];6;FIND(&quot;:&quot;;[.F83];1)-FIND(&quot; &quot;;[.F83];1)-1));[.C83];[.C83]+1)" office:value-type="float" office:value="78">
            <text:p>078</text:p>
          </table:table-cell>
          <table:table-cell table:style-name="ce123" office:value-type="string">
            <text:p><text:s/>Mobile/Android/Home/Refresh</text:p>
          </table:table-cell>
          <table:table-cell table:style-name="ce131" office:value-type="string">
            <text:p>Reload for most recent 10 activity</text:p>
          </table:table-cell>
          <table:table-cell table:style-name="ce148" office:value-type="string">
            <text:p>Step 1: Refresh home <text:s text:c="2"/></text:p>
          </table:table-cell>
          <table:table-cell table:style-name="ce152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52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22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table:style-name="ce114" office:value-type="string">
            <text:p>SNF_ADR_HOME_79</text:p>
          </table:table-cell>
          <table:table-cell table:style-name="ce118" table:formula="of:=IF(VALUE(MID([.F85];6;FIND(&quot;:&quot;;[.F85];1)-FIND(&quot; &quot;;[.F85];1)-1))&gt;VALUE(MID([.F84];6;FIND(&quot;:&quot;;[.F84];1)-FIND(&quot; &quot;;[.F84];1)-1));[.C84];[.C84]+1)" office:value-type="float" office:value="79">
            <text:p>079</text:p>
          </table:table-cell>
          <table:table-cell table:style-name="ce123" office:value-type="string">
            <text:p>Mobile/Android/Home Screen</text:p>
          </table:table-cell>
          <table:table-cell table:style-name="ce131" office:value-type="string">
            <text:p>Button align vertically in landscape mode</text:p>
          </table:table-cell>
          <table:table-cell table:style-name="ce148" office:value-type="string">
            <text:p>Step 1: Open application home in landscape mode</text:p>
          </table:table-cell>
          <table:table-cell table:style-name="ce152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52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59" office:value-type="string">
            <text:p>High</text:p>
          </table:table-cell>
          <table:table-cell table:style-name="ce166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table:style-name="ce114" office:value-type="string">
            <text:p>SNF_ADR_P30_80</text:p>
          </table:table-cell>
          <table:table-cell table:style-name="ce118" table:formula="of:=IF(VALUE(MID([.F86];6;FIND(&quot;:&quot;;[.F86];1)-FIND(&quot; &quot;;[.F86];1)-1))&gt;VALUE(MID([.F85];6;FIND(&quot;:&quot;;[.F85];1)-FIND(&quot; &quot;;[.F85];1)-1));[.C85];[.C85]+1)" office:value-type="float" office:value="80">
            <text:p>080</text:p>
          </table:table-cell>
          <table:table-cell table:style-name="ce123" office:value-type="string">
            <text:p>Mobile/Android/CheckWithPLF-3.0.x</text:p>
          </table:table-cell>
          <table:table-cell table:style-name="ce125" office:value-type="string">
            <text:p><text:span text:style-name="T6">Sign in an eXo server </text:span>with PLF-3.0.x</text:p>
          </table:table-cell>
          <table:table-cell table:style-name="ce134" office:value-type="string">
            <text:p>Step 1: Try to login</text:p>
          </table:table-cell>
          <table:table-cell table:style-name="ce13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5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0" office:value-type="string">
            <text:p>ha.khuat</text:p>
          </table:table-cell>
          <table:table-cell table:style-name="ce170" table:number-columns-repeated="5"/>
          <table:table-cell table:style-name="ce167"/>
          <table:table-cell table:style-name="ce177" table:number-columns-repeated="3"/>
          <table:table-cell table:style-name="ce108" table:number-columns-repeated="1004"/>
        </table:table-row>
        <table:table-row table:style-name="ro10" table:number-rows-repeated="15">
          <table:table-cell table:style-name="ce108" table:number-columns-repeated="8"/>
          <table:table-cell table:style-name="ce162"/>
          <table:table-cell table:style-name="ce108" table:number-columns-repeated="1015"/>
        </table:table-row>
        <table:table-row table:style-name="ro10" table:number-rows-repeated="164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72" table:number-columns-repeated="4"/>
          <table:table-cell table:number-columns-repeated="1009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0:5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6T10:50:42</dc:date>
    <meta:editing-cycles>209</meta:editing-cycles>
    <meta:editing-duration>P2DT17H5M47S</meta:editing-duration>
    <dc:creator>exoplatform </dc:creator>
    <meta:document-statistic meta:table-count="4" meta:cell-count="1486" meta:object-count="1"/>
    <meta:user-defined meta:name="Info 1"/>
    <meta:user-defined meta:name="Info 2"/>
    <meta:user-defined meta:name="Info 3"/>
    <meta:user-defined meta:name="Info 4"/>
  </office:meta>
</office:document-meta>
</file>